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212cm"/>
    </style:style>
    <style:style style:name="Tabela1.B" style:family="table-column">
      <style:table-column-properties style:column-width="11.8cm"/>
    </style:style>
    <style:style style:name="Tabela1.A1" style:family="table-cell">
      <style:table-cell-properties style:writing-mode="pag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7.013cm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style:writing-mode="page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officeooo:rsid="000eddf2" officeooo:paragraph-rsid="000eddf2"/>
    </style:style>
    <style:style style:name="T1" style:family="text">
      <style:text-properties officeooo:rsid="00100294"/>
    </style:style>
    <style:style style:name="T2" style:family="text">
      <style:text-properties officeooo:rsid="0015c904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ncontrar rota para estabelecimento</text:h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Atores</text:p>
          </table:table-cell>
          <table:table-cell table:style-name="Tabela1.A1" office:value-type="string">
            <text:p text:style-name="P2">Usuário (anônimo)</text:p>
          </table:table-cell>
        </table:table-row>
        <table:table-row>
          <table:table-cell table:style-name="Tabela1.A1" office:value-type="string">
            <text:p text:style-name="P2">Interessados</text:p>
          </table:table-cell>
          <table:table-cell table:style-name="Tabela1.A1" office:value-type="string">
            <text:p text:style-name="Table_20_Contents">-</text:p>
          </table:table-cell>
        </table:table-row>
        <table:table-row>
          <table:table-cell table:style-name="Tabela1.A1" office:value-type="string">
            <text:p text:style-name="P2">Pré-condições</text:p>
          </table:table-cell>
          <table:table-cell table:style-name="Tabela1.A1" office:value-type="string">
            <text:p text:style-name="Table_20_Contents">-</text:p>
          </table:table-cell>
        </table:table-row>
        <table:table-row>
          <table:table-cell table:style-name="Tabela1.A1" office:value-type="string">
            <text:p text:style-name="P2">Pós-condiçoes</text:p>
          </table:table-cell>
          <table:table-cell table:style-name="Tabela1.A1" office:value-type="string">
            <text:p text:style-name="Table_20_Contents">-</text:p>
          </table:table-cell>
        </table:table-row>
        <table:table-row>
          <table:table-cell table:style-name="Tabela1.A1" office:value-type="string">
            <text:p text:style-name="P2">Visão geral</text:p>
          </table:table-cell>
          <table:table-cell table:style-name="Tabela1.A1" office:value-type="string">
            <text:p text:style-name="P2"><text:span text:style-name="T2">Este caso de uso corresponde ao processo em que o</text:span> usuário informa o nome de um estabelecimento, e encontra a rota para chegar a ele dado um ponto de partida.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Cenário principal de sucesso</text:p>
          </table:table-cell>
        </table:table-row>
        <table:table-row>
          <table:table-cell table:style-name="Tabela2.A1" office:value-type="string">
            <text:p text:style-name="Table_20_Contents">1. [IN] O usuário informa o nome aproximado<text:span text:style-name="T3">[1] </text:span>do estabelecimento.</text:p>
            <text:p text:style-name="Table_20_Contents">2. [OUT] O sistema informa os resultados de busca do estabelecimento <text:span text:style-name="T3">[2]</text:span> e a localização do estabelecimento no mapa.</text:p>
            <text:p text:style-name="Table_20_Contents">3. O usuário escolhe uma das operações:</text:p>
            <text:p text:style-name="Table_20_Contents"><text:s text:c="5"/>3.1. Variante Rotas</text:p>
            <text:p text:style-name="Table_20_Contents"><text:s text:c="5"/>3.2. Compartilhar</text:p>
            <text:p text:style-name="Table_20_Contents">4. O caso de uso é finalizado com sucesso.</text:p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Cenários alternativos: variantes</text:p>
          </table:table-cell>
        </table:table-row>
        <table:table-row>
          <table:table-cell table:style-name="Tabela3.A1" office:value-type="string">
            <text:p text:style-name="Table_20_Contents">3.1. Variante Rotas</text:p>
            <text:p text:style-name="Table_20_Contents">3.1.1. [IN] O usuário informa o meio de transporte e o ponto de partida.</text:p>
            <text:p text:style-name="Table_20_Contents">3.1.2. [OUT] O sistema informa a lista de direções.</text:p>
            <text:p text:style-name="Table_20_Contents"/>
            <text:p text:style-name="Table_20_Contents">3.2. Variante Compartilhar</text:p>
            <text:p text:style-name="Table_20_Contents">3.2.1. [OUT] O sistema informa o link de compartilhamento.</text:p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Table_20_Contents">Cenários a<text:span text:style-name="T1">l</text:span>ternati<text:span text:style-name="T1">v</text:span>os: exceções</text:p>
          </table:table-cell>
        </table:table-row>
        <table:table-row>
          <table:table-cell table:style-name="Tabela4.A1" office:value-type="string">
            <text:p text:style-name="Table_20_Contents">1a. Exceção Local não encontrado</text:p>
            <text:p text:style-name="Table_20_Contents">1a.1. [OUT] O sistema informa que o local não foi encontrado.</text:p>
            <text:p text:style-name="Table_20_Contents">1a.2. Vai para passo 1.</text:p>
            <text:p text:style-name="Table_20_Contents"/>
            <text:p text:style-name="Table_20_Contents">3.1.1a. Exceção Local não encontrado</text:p>
            <text:p text:style-name="Table_20_Contents">3.1.1a.1. [OUT] O sistema informa que o local não foi encontrado.</text:p>
            <text:p text:style-name="Table_20_Contents">3.1.1a.2. Vai para passo 3.1.1.</text:p>
          </table:table-cell>
        </table:table-row>
      </table:table>
      <text:p text:style-name="Standard"/>
      <text:p text:style-name="P1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>Informações complementares</text:p>
          </table:table-cell>
        </table:table-row>
        <table:table-row>
          <table:table-cell table:style-name="Tabela5.A1" office:value-type="string">
            <text:p text:style-name="Table_20_Contents">[1] nome aproximado:</text:p>
            <text:p text:style-name="Table_20_Contents">É o nome do estabelecimento fornecido pelo usuário, que pode ser um nome incompleto</text:p>
            <text:p text:style-name="Table_20_Contents">e impreciso. O sistema deverá ser capaz de analisar este dado e inferir o destino correto</text:p>
            <text:p text:style-name="Table_20_Contents">desejado pelo usuário.</text:p>
            <text:p text:style-name="Table_20_Contents"/>
            <text:p text:style-name="Table_20_Contents">[2] resultados de busca do estabelecimento:</text:p>
            <text:p text:style-name="Table_20_Contents">● Nome</text:p>
            <text:p text:style-name="Table_20_Contents">● Avaliação média</text:p>
            <text:p text:style-name="Table_20_Contents">● Número de avaliações</text:p>
            <text:p text:style-name="Table_20_Contents">● Categoria</text:p>
            <text:p text:style-name="Table_20_Contents">● Lista de recursos</text:p>
            <text:p text:style-name="Table_20_Contents">● Endereço completo</text:p>
            <text:p text:style-name="Table_20_Contents">● Status atual (aberto / fechado)</text:p>
            <text:p text:style-name="Table_20_Contents">● Horário de abertura ou fechamento</text:p>
            <text:p text:style-name="Table_20_Contents">● Telefone</text:p>
            <text:p text:style-name="Table_20_Contents">● Plus code</text:p>
            <text:p text:style-name="Table_20_Contents">● Website</text:p>
            <text:p text:style-name="Table_20_Contents">● Horários de pico</text:p>
            <text:p text:style-name="Table_20_Contents">● Lista de fotos</text:p>
            <text:p text:style-name="Table_20_Contents">● Lista de marcadores</text:p>
            <text:p text:style-name="Table_20_Contents">● Lista de resultados relacionados</text:p>
            <text:p text:style-name="Table_20_Contents">● Resumo das avaliações</text:p>
            <text:p text:style-name="Table_20_Contents">● Lista de avaliações</text:p>
            <text:p text:style-name="Table_20_Contents">● Lista de pesquisas relacionadas</text:p>
            <text:p text:style-name="Table_20_Contents">● Lista de resultados da we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3:47:05.041831822</meta:creation-date>
    <meta:generator>LibreOffice/7.3.6.2$Linux_X86_64 LibreOffice_project/30$Build-2</meta:generator>
    <dc:date>2022-11-17T15:00:44.660046303</dc:date>
    <meta:editing-duration>PT1H2M6S</meta:editing-duration>
    <meta:editing-cycles>9</meta:editing-cycles>
    <meta:document-statistic meta:table-count="5" meta:image-count="0" meta:object-count="0" meta:page-count="2" meta:paragraph-count="56" meta:word-count="302" meta:character-count="1810" meta:non-whitespace-character-count="1554"/>
  </office:meta>
</office:document-meta>
</file>